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rumbi" svg:font-family="Karumb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0dc" officeooo:paragraph-rsid="000a60dc"/>
    </style:style>
    <style:style style:name="P2" style:family="paragraph" style:parent-style-name="Standard">
      <style:paragraph-properties fo:text-align="center" style:justify-single-word="false"/>
      <style:text-properties officeooo:rsid="000a60dc" officeooo:paragraph-rsid="000a60dc"/>
    </style:style>
    <style:style style:name="P3" style:family="paragraph" style:parent-style-name="Standard">
      <style:paragraph-properties fo:text-align="center" style:justify-single-word="false"/>
      <style:text-properties officeooo:rsid="000a60dc" officeooo:paragraph-rsid="000a60dc"/>
    </style:style>
    <style:style style:name="P4" style:family="paragraph" style:parent-style-name="Standard">
      <style:paragraph-properties fo:text-align="start" style:justify-single-word="false"/>
      <style:text-properties officeooo:rsid="000a60dc" officeooo:paragraph-rsid="000c70fd"/>
    </style:style>
    <style:style style:name="P5" style:family="paragraph" style:parent-style-name="Standard">
      <style:text-properties officeooo:rsid="000a60dc" officeooo:paragraph-rsid="000c70fd"/>
    </style:style>
    <style:style style:name="P6" style:family="paragraph" style:parent-style-name="Standard">
      <style:text-properties officeooo:rsid="000c70fd" officeooo:paragraph-rsid="000c70fd"/>
    </style:style>
    <style:style style:name="P7" style:family="paragraph" style:parent-style-name="Standard">
      <style:paragraph-properties fo:text-align="center" style:justify-single-word="false"/>
      <style:text-properties style:font-name="Karumbi" fo:font-size="60pt" officeooo:rsid="000c70fd" officeooo:paragraph-rsid="000c70fd" style:font-size-asian="60pt" style:font-size-complex="6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c7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es Joan Ramis i Ramis</text:p>
      <text:p text:style-name="P1"/>
      <text:p text:style-name="P2"><text:span text:style-name="T3"/></text:p>
      <text:p text:style-name="P2"><text:span text:style-name="T3">Diploma</text:span></text:p>
      <text:p text:style-name="P2"/>
      <text:p text:style-name="P2"><text:span text:style-name="T4">otorgat a,</text:span></text:p>
      <text:p text:style-name="P2"/>
      <text:p text:style-name="P7">Pepe Pons Cachot</text:p>
      <text:p text:style-name="P2"/>
      <text:p text:style-name="P2">Per haver <text:span text:style-name="T5">el títol al millor alumne de <text:s/>SMX 1</text:span></text:p>
      <text:p text:style-name="P2"/>
      <text:p text:style-name="P2">Maó, 21 de juny 2024</text:p>
      <text:p text:style-name="P2"/>
      <text:p text:style-name="P1"/>
      <text:p text:style-name="P5"/>
      <text:p text:style-name="P5"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><text:tab/></text:p>
      <text:p text:style-name="P5"/>
      <text:p text:style-name="P5"/>
      <text:p text:style-name="P5"/>
      <text:p text:style-name="P4">Firma directora<text:tab/><text:tab/><text:tab/><text:tab/><text:tab/><text:tab/><text:tab/><text:tab/><text:tab/><text:tab/><text:tab/><text:tab/><text:tab/><text:tab/><text:tab/><text:tab/>Firma secretari</text:p>
      <text:p text:style-name="P4">Raquel Taltavull<text:tab/><text:tab/><text:tab/><text:tab/><text:tab/><text:tab/><text:tab/><text:tab/><text:tab/><text:tab/><text:tab/><text:tab/><text:tab/><text:tab/><text:tab/><text:tab/>Jordi Carreter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rumbi" svg:font-family="Karumb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06.933600822</meta:creation-date>
    <dc:date>2023-12-01T08:17:27.443119936</dc:date>
    <meta:editing-duration>PT25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34" meta:character-count="226" meta:non-whitespace-character-count="156"/>
  </office:meta>
</office:document-meta>
</file>